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ce11" officeooo:paragraph-rsid="000ece11"/>
    </style:style>
    <style:style style:name="P2" style:family="paragraph" style:parent-style-name="Standard">
      <style:text-properties officeooo:rsid="000ece11" officeooo:paragraph-rsid="001962f3"/>
    </style:style>
    <style:style style:name="P3" style:family="paragraph" style:parent-style-name="Standard">
      <style:text-properties fo:font-weight="bold" officeooo:rsid="000ece11" officeooo:paragraph-rsid="000ece11" style:font-weight-asian="bold" style:font-weight-complex="bold"/>
    </style:style>
    <style:style style:name="P4" style:family="paragraph" style:parent-style-name="Standard">
      <style:text-properties fo:font-weight="bold" officeooo:rsid="0010a772" officeooo:paragraph-rsid="0010a772" style:font-weight-asian="bold" style:font-weight-complex="bold"/>
    </style:style>
    <style:style style:name="P5" style:family="paragraph" style:parent-style-name="Standard">
      <style:text-properties fo:font-weight="bold" officeooo:rsid="000edc0b" officeooo:paragraph-rsid="000edc0b" style:font-weight-asian="bold" style:font-weight-complex="bold"/>
    </style:style>
    <style:style style:name="P6" style:family="paragraph" style:parent-style-name="Standard">
      <style:text-properties fo:font-weight="bold" officeooo:rsid="0014498a" officeooo:paragraph-rsid="0014498a" style:font-weight-asian="bold" style:font-weight-complex="bold"/>
    </style:style>
    <style:style style:name="P7" style:family="paragraph" style:parent-style-name="Standard">
      <style:text-properties fo:font-weight="bold" officeooo:rsid="0022dd64" officeooo:paragraph-rsid="0022dd64" style:font-weight-asian="bold" style:font-weight-complex="bold"/>
    </style:style>
    <style:style style:name="P8" style:family="paragraph" style:parent-style-name="Standard">
      <style:text-properties fo:font-weight="bold" officeooo:rsid="0022dd64" officeooo:paragraph-rsid="002ffec5" style:font-weight-asian="bold" style:font-weight-complex="bold"/>
    </style:style>
    <style:style style:name="P9" style:family="paragraph" style:parent-style-name="Standard">
      <style:text-properties fo:font-weight="bold" officeooo:rsid="0022dd64" officeooo:paragraph-rsid="0033201d" style:font-weight-asian="bold" style:font-weight-complex="bold"/>
    </style:style>
    <style:style style:name="P10" style:family="paragraph" style:parent-style-name="Standard">
      <style:text-properties fo:font-weight="bold" officeooo:rsid="0022dd64" officeooo:paragraph-rsid="0036795b" style:font-weight-asian="bold" style:font-weight-complex="bold"/>
    </style:style>
    <style:style style:name="P11" style:family="paragraph" style:parent-style-name="Standard">
      <style:text-properties fo:font-weight="bold" officeooo:rsid="0022dd64" officeooo:paragraph-rsid="0037d45d" style:font-weight-asian="bold" style:font-weight-complex="bold"/>
    </style:style>
    <style:style style:name="P12" style:family="paragraph" style:parent-style-name="Standard">
      <style:text-properties fo:font-weight="bold" officeooo:rsid="0022dd64" officeooo:paragraph-rsid="00388007" style:font-weight-asian="bold" style:font-weight-complex="bold"/>
    </style:style>
    <style:style style:name="P13" style:family="paragraph" style:parent-style-name="Standard">
      <style:text-properties fo:font-weight="bold" officeooo:rsid="0022dd64" officeooo:paragraph-rsid="003df571" style:font-weight-asian="bold" style:font-weight-complex="bold"/>
    </style:style>
    <style:style style:name="P14" style:family="paragraph" style:parent-style-name="Standard">
      <style:text-properties fo:font-weight="bold" officeooo:rsid="0022dd64" officeooo:paragraph-rsid="0049b677" style:font-weight-asian="bold" style:font-weight-complex="bold"/>
    </style:style>
    <style:style style:name="P15" style:family="paragraph" style:parent-style-name="Standard">
      <style:text-properties fo:font-weight="bold" officeooo:rsid="0022dd64" officeooo:paragraph-rsid="00351379" style:font-weight-asian="bold" style:font-weight-complex="bold"/>
    </style:style>
    <style:style style:name="P16" style:family="paragraph" style:parent-style-name="Standard">
      <style:text-properties fo:font-weight="bold" officeooo:rsid="00292cd2" officeooo:paragraph-rsid="00292cd2" style:font-weight-asian="bold" style:font-weight-complex="bold"/>
    </style:style>
    <style:style style:name="P17" style:family="paragraph" style:parent-style-name="Standard">
      <style:text-properties fo:font-weight="bold" officeooo:rsid="003df571" officeooo:paragraph-rsid="003df571" style:font-weight-asian="bold" style:font-weight-complex="bold"/>
    </style:style>
    <style:style style:name="P18" style:family="paragraph" style:parent-style-name="Standard">
      <style:text-properties fo:font-weight="bold" officeooo:paragraph-rsid="00499429" style:font-weight-asian="bold" style:font-weight-complex="bold"/>
    </style:style>
    <style:style style:name="P19" style:family="paragraph" style:parent-style-name="Standard">
      <style:text-properties fo:font-weight="bold" officeooo:rsid="0025abbe" officeooo:paragraph-rsid="003df571" style:font-weight-asian="bold" style:font-weight-complex="bold"/>
    </style:style>
    <style:style style:name="P20" style:family="paragraph" style:parent-style-name="Standard">
      <style:text-properties fo:font-weight="bold" officeooo:rsid="000ece11" officeooo:paragraph-rsid="000ece11" fo:background-color="#ffff00" style:font-weight-asian="bold" style:font-weight-complex="bold"/>
    </style:style>
    <style:style style:name="P21" style:family="paragraph" style:parent-style-name="Standard">
      <style:text-properties officeooo:rsid="000edc0b" officeooo:paragraph-rsid="000edc0b"/>
    </style:style>
    <style:style style:name="P22" style:family="paragraph" style:parent-style-name="Standard">
      <style:text-properties officeooo:rsid="0010a772" officeooo:paragraph-rsid="0010a772"/>
    </style:style>
    <style:style style:name="P23" style:family="paragraph" style:parent-style-name="Standard">
      <style:text-properties officeooo:rsid="00119d00" officeooo:paragraph-rsid="00119d00"/>
    </style:style>
    <style:style style:name="P24" style:family="paragraph" style:parent-style-name="Standard">
      <style:text-properties officeooo:rsid="00119d00" officeooo:paragraph-rsid="000ece11"/>
    </style:style>
    <style:style style:name="P25" style:family="paragraph" style:parent-style-name="Standard">
      <style:text-properties officeooo:rsid="0014498a" officeooo:paragraph-rsid="0014498a"/>
    </style:style>
    <style:style style:name="P26" style:family="paragraph" style:parent-style-name="Standard">
      <style:text-properties officeooo:rsid="00169e61" officeooo:paragraph-rsid="0014498a"/>
    </style:style>
    <style:style style:name="P27" style:family="paragraph" style:parent-style-name="Standard">
      <style:text-properties officeooo:rsid="00169e61" officeooo:paragraph-rsid="00169e61"/>
    </style:style>
    <style:style style:name="P28" style:family="paragraph" style:parent-style-name="Standard">
      <style:text-properties officeooo:rsid="001962f3" officeooo:paragraph-rsid="001962f3"/>
    </style:style>
    <style:style style:name="P29" style:family="paragraph" style:parent-style-name="Standard">
      <style:text-properties officeooo:rsid="001962f3" officeooo:paragraph-rsid="001cf86e"/>
    </style:style>
    <style:style style:name="P30" style:family="paragraph" style:parent-style-name="Standard">
      <style:text-properties officeooo:rsid="001996ef" officeooo:paragraph-rsid="001996ef"/>
    </style:style>
    <style:style style:name="P31" style:family="paragraph" style:parent-style-name="Standard">
      <style:text-properties officeooo:rsid="001996ef" officeooo:paragraph-rsid="0017c62e"/>
    </style:style>
    <style:style style:name="P32" style:family="paragraph" style:parent-style-name="Standard">
      <style:text-properties officeooo:rsid="001996ef" officeooo:paragraph-rsid="002ffec5"/>
    </style:style>
    <style:style style:name="P33" style:family="paragraph" style:parent-style-name="Standard">
      <style:text-properties officeooo:rsid="0022dd64" officeooo:paragraph-rsid="0022dd64"/>
    </style:style>
    <style:style style:name="P34" style:family="paragraph" style:parent-style-name="Standard">
      <style:text-properties officeooo:rsid="0022dd64" officeooo:paragraph-rsid="003df571"/>
    </style:style>
    <style:style style:name="P35" style:family="paragraph" style:parent-style-name="Standard">
      <style:text-properties officeooo:rsid="0022dd64" officeooo:paragraph-rsid="00351379"/>
    </style:style>
    <style:style style:name="P36" style:family="paragraph" style:parent-style-name="Standard">
      <style:text-properties fo:font-weight="normal" officeooo:rsid="0022dd64" officeooo:paragraph-rsid="0022dd64" style:font-weight-asian="normal" style:font-weight-complex="normal"/>
    </style:style>
    <style:style style:name="P37" style:family="paragraph" style:parent-style-name="Standard">
      <style:text-properties fo:font-weight="normal" officeooo:rsid="0022dd64" officeooo:paragraph-rsid="0033201d" style:font-weight-asian="normal" style:font-weight-complex="normal"/>
    </style:style>
    <style:style style:name="P38" style:family="paragraph" style:parent-style-name="Standard">
      <style:text-properties fo:font-weight="normal" officeooo:rsid="0022dd64" officeooo:paragraph-rsid="0037d45d" style:font-weight-asian="normal" style:font-weight-complex="normal"/>
    </style:style>
    <style:style style:name="P39" style:family="paragraph" style:parent-style-name="Standard">
      <style:text-properties fo:font-weight="normal" officeooo:rsid="0025abbe" officeooo:paragraph-rsid="0025abbe" style:font-weight-asian="normal" style:font-weight-complex="normal"/>
    </style:style>
    <style:style style:name="P40" style:family="paragraph" style:parent-style-name="Standard">
      <style:text-properties fo:font-weight="normal" officeooo:rsid="0017c62e" officeooo:paragraph-rsid="002cd358" style:font-weight-asian="normal" style:font-weight-complex="normal"/>
    </style:style>
    <style:style style:name="P41" style:family="paragraph" style:parent-style-name="Standard">
      <style:text-properties fo:font-weight="normal" officeooo:rsid="002ffec5" officeooo:paragraph-rsid="002ffec5" style:font-weight-asian="normal" style:font-weight-complex="normal"/>
    </style:style>
    <style:style style:name="P42" style:family="paragraph" style:parent-style-name="Standard">
      <style:text-properties fo:font-weight="normal" officeooo:rsid="002ffec5" officeooo:paragraph-rsid="0030bc17" style:font-weight-asian="normal" style:font-weight-complex="normal"/>
    </style:style>
    <style:style style:name="P43" style:family="paragraph" style:parent-style-name="Standard">
      <style:text-properties fo:font-weight="normal" officeooo:rsid="0030bc17" officeooo:paragraph-rsid="0030bc17" style:font-weight-asian="normal" style:font-weight-complex="normal"/>
    </style:style>
    <style:style style:name="P44" style:family="paragraph" style:parent-style-name="Standard">
      <style:text-properties fo:font-weight="normal" officeooo:rsid="0033bc0e" officeooo:paragraph-rsid="00388007" style:font-weight-asian="normal" style:font-weight-complex="normal"/>
    </style:style>
    <style:style style:name="P45" style:family="paragraph" style:parent-style-name="Standard">
      <style:text-properties fo:font-weight="normal" officeooo:rsid="0033bc0e" officeooo:paragraph-rsid="00499429" style:font-weight-asian="normal" style:font-weight-complex="normal"/>
    </style:style>
    <style:style style:name="P46" style:family="paragraph" style:parent-style-name="Standard">
      <style:text-properties fo:font-weight="normal" officeooo:rsid="0033bc0e" officeooo:paragraph-rsid="0049b677" style:font-weight-asian="normal" style:font-weight-complex="normal"/>
    </style:style>
    <style:style style:name="P47" style:family="paragraph" style:parent-style-name="Standard">
      <style:text-properties fo:font-weight="normal" officeooo:rsid="0033201d" officeooo:paragraph-rsid="0037d45d" style:font-weight-asian="normal" style:font-weight-complex="normal"/>
    </style:style>
    <style:style style:name="P48" style:family="paragraph" style:parent-style-name="Standard">
      <style:text-properties fo:font-weight="normal" officeooo:rsid="0033201d" officeooo:paragraph-rsid="00388007" style:font-weight-asian="normal" style:font-weight-complex="normal"/>
    </style:style>
    <style:style style:name="P49" style:family="paragraph" style:parent-style-name="Standard">
      <style:text-properties fo:font-weight="normal" officeooo:rsid="003d761f" officeooo:paragraph-rsid="0022dd64" style:font-weight-asian="normal" style:font-weight-complex="normal"/>
    </style:style>
    <style:style style:name="P50" style:family="paragraph" style:parent-style-name="Standard">
      <style:text-properties fo:font-weight="normal" officeooo:rsid="003df571" officeooo:paragraph-rsid="003df571" style:font-weight-asian="normal" style:font-weight-complex="normal"/>
    </style:style>
    <style:style style:name="P51" style:family="paragraph" style:parent-style-name="Standard">
      <style:text-properties fo:font-weight="normal" officeooo:rsid="003df571" officeooo:paragraph-rsid="0022dd64" style:font-weight-asian="normal" style:font-weight-complex="normal"/>
    </style:style>
    <style:style style:name="P52" style:family="paragraph" style:parent-style-name="Standard">
      <style:text-properties fo:font-weight="normal" officeooo:rsid="0037d45d" officeooo:paragraph-rsid="0049b677" style:font-weight-asian="normal" style:font-weight-complex="normal"/>
    </style:style>
    <style:style style:name="P53" style:family="paragraph" style:parent-style-name="Standard">
      <style:text-properties officeooo:rsid="00292cd2" officeooo:paragraph-rsid="00292cd2"/>
    </style:style>
    <style:style style:name="P54" style:family="paragraph" style:parent-style-name="Standard">
      <style:text-properties officeooo:rsid="0017c62e" officeooo:paragraph-rsid="00169e61"/>
    </style:style>
    <style:style style:name="P55" style:family="paragraph" style:parent-style-name="Standard">
      <style:text-properties officeooo:rsid="002cd358" officeooo:paragraph-rsid="002cd358"/>
    </style:style>
    <style:style style:name="P56" style:family="paragraph" style:parent-style-name="Standard">
      <style:text-properties officeooo:rsid="002ea726" officeooo:paragraph-rsid="002ea726"/>
    </style:style>
    <style:style style:name="P57" style:family="paragraph" style:parent-style-name="Standard">
      <style:text-properties officeooo:rsid="00316267" officeooo:paragraph-rsid="003df571"/>
    </style:style>
    <style:style style:name="P58" style:family="paragraph" style:parent-style-name="Standard">
      <style:text-properties fo:font-style="normal" fo:font-weight="normal" officeooo:rsid="0033201d" officeooo:paragraph-rsid="0033201d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33201d" officeooo:paragraph-rsid="00388007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33201d" officeooo:paragraph-rsid="0039ae08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33201d" officeooo:paragraph-rsid="0049b677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33201d" officeooo:paragraph-rsid="00499429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351379" officeooo:paragraph-rsid="00351379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37d45d" officeooo:paragraph-rsid="0037d45d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rsid="0037d45d" officeooo:paragraph-rsid="0049b677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fo:font-weight="normal" officeooo:rsid="00388007" officeooo:paragraph-rsid="0037d45d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fo:font-weight="normal" officeooo:rsid="00388007" officeooo:paragraph-rsid="0038cfa1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fo:font-weight="normal" officeooo:rsid="00388007" officeooo:paragraph-rsid="00388007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fo:font-weight="normal" officeooo:rsid="00388007" officeooo:paragraph-rsid="00499429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fo:font-weight="normal" officeooo:rsid="00499429" officeooo:paragraph-rsid="00499429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tyle="normal" fo:font-weight="normal" officeooo:rsid="0039ae08" officeooo:paragraph-rsid="00499429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tyle="normal" fo:font-weight="bold" officeooo:rsid="0037d45d" officeooo:paragraph-rsid="00388007" style:font-style-asian="normal" style:font-weight-asian="bold" style:font-style-complex="normal" style:font-weight-complex="bold"/>
    </style:style>
    <style:style style:name="P73" style:family="paragraph" style:parent-style-name="Standard">
      <style:text-properties fo:font-style="normal" fo:font-weight="bold" officeooo:rsid="0037d45d" officeooo:paragraph-rsid="0049b677" style:font-style-asian="normal" style:font-weight-asian="bold" style:font-style-complex="normal" style:font-weight-complex="bold"/>
    </style:style>
    <style:style style:name="P74" style:family="paragraph" style:parent-style-name="Standard">
      <style:text-properties fo:font-style="normal" fo:font-weight="bold" officeooo:rsid="0033201d" officeooo:paragraph-rsid="00499429" style:font-style-asian="normal" style:font-weight-asian="bold" style:font-style-complex="normal" style:font-weight-complex="bold"/>
    </style:style>
    <style:style style:name="P75" style:family="paragraph" style:parent-style-name="Standard">
      <style:text-properties officeooo:paragraph-rsid="002a0ab2"/>
    </style:style>
    <style:style style:name="P76" style:family="paragraph" style:parent-style-name="Standard">
      <style:text-properties officeooo:rsid="003ef985" officeooo:paragraph-rsid="003ef985"/>
    </style:style>
    <style:style style:name="P77" style:family="paragraph" style:parent-style-name="Preformatted_20_Text">
      <style:text-properties officeooo:paragraph-rsid="00499429"/>
    </style:style>
    <style:style style:name="P78" style:family="paragraph" style:parent-style-name="Standard">
      <style:text-properties officeooo:paragraph-rsid="00499429"/>
    </style:style>
    <style:style style:name="P79" style:family="paragraph" style:parent-style-name="Standard">
      <style:text-properties officeooo:rsid="00499429" officeooo:paragraph-rsid="00499429"/>
    </style:style>
    <style:style style:name="P80" style:family="paragraph" style:parent-style-name="Standard">
      <style:text-properties officeooo:paragraph-rsid="0049b677"/>
    </style:style>
    <style:style style:name="P81" style:family="paragraph" style:parent-style-name="Standard">
      <style:text-properties officeooo:rsid="0049b677" officeooo:paragraph-rsid="0049b677"/>
    </style:style>
    <style:style style:name="P82" style:family="paragraph" style:parent-style-name="Standard">
      <style:text-properties officeooo:rsid="0022dd64" officeooo:paragraph-rsid="0022dd64"/>
    </style:style>
    <style:style style:name="P83" style:family="paragraph" style:parent-style-name="Standard">
      <style:text-properties fo:font-weight="bold" officeooo:rsid="003df571" officeooo:paragraph-rsid="0022dd64" style:font-weight-asian="bold" style:font-weight-complex="bold"/>
    </style:style>
    <style:style style:name="P84" style:family="paragraph" style:parent-style-name="Standard">
      <style:text-properties fo:font-weight="bold" style:font-weight-asian="bold" style:font-weight-complex="bold"/>
    </style:style>
    <style:style style:name="P85" style:family="paragraph" style:parent-style-name="Standard">
      <style:text-properties fo:font-weight="bold" officeooo:rsid="003df571" officeooo:paragraph-rsid="004be8af" fo:background-color="#dddddd" style:font-weight-asian="bold" style:font-weight-complex="bold"/>
    </style:style>
    <style:style style:name="P86" style:family="paragraph" style:parent-style-name="Standard">
      <style:text-properties fo:font-weight="bold" officeooo:rsid="003df571" officeooo:paragraph-rsid="003df571" fo:background-color="#dddddd" style:font-weight-asian="bold" style:font-weight-complex="bold"/>
    </style:style>
    <style:style style:name="P87" style:family="paragraph" style:parent-style-name="Standard">
      <style:text-properties fo:font-weight="bold" officeooo:rsid="00292cd2" officeooo:paragraph-rsid="00292cd2" fo:background-color="#ffffd7" style:font-weight-asian="bold" style:font-weight-complex="bold"/>
    </style:style>
    <style:style style:name="T1" style:family="text">
      <style:text-properties officeooo:rsid="000edc0b"/>
    </style:style>
    <style:style style:name="T2" style:family="text">
      <style:text-properties officeooo:rsid="0010a772"/>
    </style:style>
    <style:style style:name="T3" style:family="text">
      <style:text-properties officeooo:rsid="00119d00"/>
    </style:style>
    <style:style style:name="T4" style:family="text">
      <style:text-properties officeooo:rsid="0014498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45a2b" style:font-style-asian="italic" style:font-style-complex="italic"/>
    </style:style>
    <style:style style:name="T7" style:family="text">
      <style:text-properties fo:font-style="italic" officeooo:rsid="0033201d" style:font-style-asian="italic" style:font-style-complex="italic"/>
    </style:style>
    <style:style style:name="T8" style:family="text">
      <style:text-properties fo:font-style="italic" officeooo:rsid="0036795b" style:font-style-asian="italic" style:font-style-complex="italic"/>
    </style:style>
    <style:style style:name="T9" style:family="text">
      <style:text-properties fo:font-style="italic" officeooo:rsid="0037d45d" style:font-style-asian="italic" style:font-style-complex="italic"/>
    </style:style>
    <style:style style:name="T10" style:family="text">
      <style:text-properties fo:font-style="italic" officeooo:rsid="00388007" style:font-style-asian="italic" style:font-style-complex="italic"/>
    </style:style>
    <style:style style:name="T11" style:family="text">
      <style:text-properties fo:font-style="italic" officeooo:rsid="00499429" style:font-style-asian="italic" style:font-style-complex="italic"/>
    </style:style>
    <style:style style:name="T12" style:family="text">
      <style:text-properties fo:font-style="italic" officeooo:rsid="0013db98" style:font-style-asian="italic" style:font-style-complex="italic"/>
    </style:style>
    <style:style style:name="T13" style:family="text">
      <style:text-properties fo:font-style="italic" officeooo:rsid="0010e5bb" style:font-style-asian="italic" style:font-style-complex="italic"/>
    </style:style>
    <style:style style:name="T14" style:family="text">
      <style:text-properties fo:font-style="italic" officeooo:rsid="004be8af" style:font-style-asian="italic" style:font-style-complex="italic"/>
    </style:style>
    <style:style style:name="T15" style:family="text">
      <style:text-properties fo:font-style="italic" fo:font-weight="normal" officeooo:rsid="003df571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5abbe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a0ab2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officeooo:rsid="00388007" style:font-style-asian="italic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4498a" style:font-weight-asian="bold" style:font-weight-complex="bold"/>
    </style:style>
    <style:style style:name="T21" style:family="text">
      <style:text-properties fo:font-weight="bold" officeooo:rsid="00292cd2" style:font-weight-asian="bold" style:font-weight-complex="bold"/>
    </style:style>
    <style:style style:name="T22" style:family="text">
      <style:text-properties fo:font-weight="bold" officeooo:rsid="003d761f" style:font-weight-asian="bold" style:font-weight-complex="bold"/>
    </style:style>
    <style:style style:name="T23" style:family="text">
      <style:text-properties fo:font-weight="bold" officeooo:rsid="0025abbe" style:font-weight-asian="bold" style:font-weight-complex="bold"/>
    </style:style>
    <style:style style:name="T24" style:family="text">
      <style:text-properties fo:font-weight="bold" officeooo:rsid="002a0ab2" style:font-weight-asian="bold" style:font-weight-complex="bold"/>
    </style:style>
    <style:style style:name="T25" style:family="text">
      <style:text-properties fo:font-weight="bold" officeooo:rsid="0049b677" style:font-weight-asian="bold" style:font-weight-complex="bold"/>
    </style:style>
    <style:style style:name="T26" style:family="text">
      <style:text-properties fo:font-weight="bold" officeooo:rsid="0013db98" style:font-weight-asian="bold" style:font-weight-complex="bold"/>
    </style:style>
    <style:style style:name="T27" style:family="text">
      <style:text-properties fo:font-weight="bold" officeooo:rsid="0010e5bb" style:font-weight-asian="bold" style:font-weight-complex="bold"/>
    </style:style>
    <style:style style:name="T28" style:family="text">
      <style:text-properties fo:font-weight="bold" officeooo:rsid="0014498a" fo:background-color="#ffff00" loext:char-shading-value="0" style:font-weight-asian="bold" style:font-weight-complex="bold"/>
    </style:style>
    <style:style style:name="T29" style:family="text">
      <style:text-properties fo:font-weight="bold" officeooo:rsid="00292cd2" fo:background-color="#ffff00" loext:char-shading-value="0" style:font-weight-asian="bold" style:font-weight-complex="bold"/>
    </style:style>
    <style:style style:name="T30" style:family="text">
      <style:text-properties officeooo:rsid="0014ca0d"/>
    </style:style>
    <style:style style:name="T31" style:family="text">
      <style:text-properties officeooo:rsid="001962f3"/>
    </style:style>
    <style:style style:name="T32" style:family="text">
      <style:text-properties officeooo:rsid="001cf86e"/>
    </style:style>
    <style:style style:name="T33" style:family="text">
      <style:text-properties officeooo:rsid="0022dd64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25abbe" style:font-style-asian="normal" style:font-style-complex="normal"/>
    </style:style>
    <style:style style:name="T36" style:family="text">
      <style:text-properties fo:font-style="normal" officeooo:rsid="0033201d" style:font-style-asian="normal" style:font-style-complex="normal"/>
    </style:style>
    <style:style style:name="T37" style:family="text">
      <style:text-properties fo:font-style="normal" officeooo:rsid="0036795b" style:font-style-asian="normal" style:font-style-complex="normal"/>
    </style:style>
    <style:style style:name="T38" style:family="text">
      <style:text-properties fo:font-style="normal" officeooo:rsid="0037d45d" style:font-style-asian="normal" style:font-style-complex="normal"/>
    </style:style>
    <style:style style:name="T39" style:family="text">
      <style:text-properties fo:font-style="normal" officeooo:rsid="00388007" style:font-style-asian="normal" style:font-style-complex="normal"/>
    </style:style>
    <style:style style:name="T40" style:family="text">
      <style:text-properties fo:font-style="normal" officeooo:rsid="0038cfa1" style:font-style-asian="normal" style:font-style-complex="normal"/>
    </style:style>
    <style:style style:name="T41" style:family="text">
      <style:text-properties fo:font-style="normal" officeooo:rsid="0039ae08" style:font-style-asian="normal" style:font-style-complex="normal"/>
    </style:style>
    <style:style style:name="T42" style:family="text">
      <style:text-properties fo:font-style="normal" officeooo:rsid="00499429" style:font-style-asian="normal" style:font-style-complex="normal"/>
    </style:style>
    <style:style style:name="T43" style:family="text">
      <style:text-properties fo:font-style="normal" officeooo:rsid="0049b677" style:font-style-asian="normal" style:font-style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39ae08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33201d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49b677" style:font-style-asian="normal" style:font-weight-asian="bold" style:font-style-complex="normal" style:font-weight-complex="bold"/>
    </style:style>
    <style:style style:name="T48" style:family="text">
      <style:text-properties fo:font-style="normal" fo:font-weight="normal" officeooo:rsid="0039ae08" style:font-style-asian="normal" style:font-weight-asian="normal" style:font-style-complex="normal" style:font-weight-complex="normal"/>
    </style:style>
    <style:style style:name="T49" style:family="text">
      <style:text-properties officeooo:rsid="0025abbe"/>
    </style:style>
    <style:style style:name="T50" style:family="text">
      <style:text-properties fo:font-weight="normal" officeooo:rsid="0025abbe" style:font-weight-asian="normal" style:font-weight-complex="normal"/>
    </style:style>
    <style:style style:name="T51" style:family="text">
      <style:text-properties fo:font-weight="normal" officeooo:rsid="002a0ab2" style:font-weight-asian="normal" style:font-weight-complex="normal"/>
    </style:style>
    <style:style style:name="T52" style:family="text">
      <style:text-properties fo:font-weight="normal" officeooo:rsid="003d761f" style:font-weight-asian="normal" style:font-weight-complex="normal"/>
    </style:style>
    <style:style style:name="T53" style:family="text">
      <style:text-properties fo:font-weight="normal" officeooo:rsid="003df571" style:font-weight-asian="normal" style:font-weight-complex="normal"/>
    </style:style>
    <style:style style:name="T54" style:family="text">
      <style:text-properties officeooo:rsid="00292cd2"/>
    </style:style>
    <style:style style:name="T55" style:family="text">
      <style:text-properties officeooo:rsid="002ea726"/>
    </style:style>
    <style:style style:name="T56" style:family="text">
      <style:text-properties officeooo:rsid="002ffec5"/>
    </style:style>
    <style:style style:name="T57" style:family="text">
      <style:text-properties officeooo:rsid="0036795b"/>
    </style:style>
    <style:style style:name="T58" style:family="text">
      <style:text-properties officeooo:rsid="0037d45d"/>
    </style:style>
    <style:style style:name="T59" style:family="text">
      <style:text-properties officeooo:rsid="003d761f"/>
    </style:style>
    <style:style style:name="T60" style:family="text">
      <style:text-properties officeooo:rsid="003df571"/>
    </style:style>
    <style:style style:name="T61" style:family="text">
      <style:text-properties officeooo:rsid="00499429"/>
    </style:style>
    <style:style style:name="T62" style:family="text">
      <style:text-properties officeooo:rsid="0049b677"/>
    </style:style>
    <style:style style:name="T63" style:family="text">
      <style:text-properties officeooo:rsid="00292cd2" fo:background-color="#ffff00" loext:char-shading-value="0"/>
    </style:style>
    <style:style style:name="T64" style:family="text">
      <style:text-properties officeooo:rsid="0013db98"/>
    </style:style>
    <style:style style:name="T65" style:family="text">
      <style:text-properties officeooo:rsid="0010e5bb"/>
    </style:style>
    <style:style style:name="T66" style:family="text">
      <style:text-properties officeooo:rsid="00124597"/>
    </style:style>
    <style:style style:name="T67" style:family="text">
      <style:text-properties officeooo:rsid="004be8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RAFFINAMENTO REQUISITI – PROGETTO <text:span text:style-name="T1">e</text:span>B<text:span text:style-name="T1">uy</text:span></text:p>
      <text:p text:style-name="P20"/>
      <text:p text:style-name="P79"/>
      <text:p text:style-name="P3">1. Degli utenti interessa:</text:p>
      <text:p text:style-name="P1"><text:s text:c="2"/>1.1. Username : Stringa alfanumerica (univoca)</text:p>
      <text:p text:style-name="P1"><text:s text:c="2"/>1.2. Istante di Registrazione : valore predefinito DataOra<text:span text:style-name="T61">1</text:span></text:p>
      <text:p text:style-name="P22"><text:s text:c="2"/>1.3. I post che hanno pubblicato ( v. requ. 3)</text:p>
      <text:p text:style-name="P22"><text:s text:c="2"/>1.4. I post CompraSubito che hanno acquistato (v. requ. 3.5)</text:p>
      <text:p text:style-name="P22"><text:s text:c="2"/>1.5. Le aste a cui hanno inviato bid (v. requ. 3.4)</text:p>
      <text:p text:style-name="P28"><text:s text:c="2"/>1.6. Se sono utenti privati:</text:p>
      <text:p text:style-name="P28"><text:s text:c="5"/>1.6.1. I bid proposti <text:s/>(v. requ. 4)</text:p>
      <text:p text:style-name="P28"><text:s text:c="5"/>1.6.2. E gli oggetti acquistatti in modalità “compralo subito” (v. req. 3.5.)</text:p>
      <text:p text:style-name="P28"><text:s text:c="2"/>1.7. Se sono venditori professionali:</text:p>
      <text:p text:style-name="P28"><text:s text:c="5"/>1.7.1. I loro post (v. requ. 3)</text:p>
      <text:p text:style-name="P28"><text:s text:c="5"/>1.7.2. La URL della loro vetrina</text:p>
      <text:p text:style-name="P28"><text:s text:c="5"/>1.7.3. La popolarità calcolata come:</text:p>
      <text:p text:style-name="P29"><text:s text:c="14"/>- La somma del numero di utenti che hanno fatto bid ai loro post e il numero di utenti</text:p>
      <text:p text:style-name="P29"><text:span text:style-name="T32"><text:s text:c="16"/>che </text:span>hanno acquistato in modalità “compralo subito” (tutto negli ultimi 12 mesi)</text:p>
      <text:p text:style-name="P28"><text:s text:c="13"/>- Se &lt; 50 è bassa </text:p>
      <text:p text:style-name="P28"><text:s text:c="13"/>- Se è tra 50 e 300 è media</text:p>
      <text:p text:style-name="P28"><text:s text:c="13"/>- Se <text:s/>&gt; 300 è alta</text:p>
      <text:p text:style-name="P28"><text:s text:c="4"/>1.7.4. L’affidabilità è calcolata come:</text:p>
      <text:p text:style-name="P28"><text:s text:c="13"/>- m*(1-z)/5</text:p>
      <text:p text:style-name="P2"><text:s text:c="13"/>- “<text:span text:style-name="T31">m” è la media aritmetica di tutti i feedback ricevuti -z = FN/FT, dove FN è il numero</text:span></text:p>
      <text:p text:style-name="P28"><text:s text:c="16"/>di feedback negativi sono quelli che hanno voto &lt;= 2</text:p>
      <text:p text:style-name="P1"><text:s text:c="4"/></text:p>
      <text:p text:style-name="P1"/>
      <text:p text:style-name="P3">2. Degli oggetti in vendita interessa:</text:p>
      <text:p text:style-name="P1">2.1. Se è nuovo:</text:p>
      <text:p text:style-name="P24"><text:s text:c="3"/>2.1.1. Il numero di anni di garanzia (minimo 2)</text:p>
      <text:p text:style-name="P23">2.2. Se usato:</text:p>
      <text:p text:style-name="P23"><text:s text:c="3"/>2.2.1. Il numero di <text:s/>anni di garanzia (minimo 0)</text:p>
      <text:p text:style-name="P23"><text:s text:c="3"/>2.2.2. Le condizioni (ottimo, buono, discreto, da sistemare)</text:p>
      <text:p text:style-name="P1"/>
      <text:p text:style-name="P1"/>
      <text:p text:style-name="P3">3. Dei post ci interessa:</text:p>
      <text:p text:style-name="P1"><text:s text:c="2"/>3.1. Descrizione : Stringa di caratteri alfanumerici di max 5000 caratteri secondo standard.</text:p>
      <text:p text:style-name="P2"><text:s text:c="2"/>3.2. Categoria:</text:p>
      <text:p text:style-name="P28"><text:s text:c="5"/>3.2.1 Le sottocategorie</text:p>
      <text:p text:style-name="P2"><text:span text:style-name="T31"><text:s text:c="5"/>3.2.2 Calcolare le dirette sottocategorie</text:span> </text:p>
      <text:p text:style-name="P21"><text:s text:c="2"/>3.3. Metodi di pagamento : Enumerativo con valore predefinito pagamento = {bonifico, carta di credito}</text:p>
      <text:p text:style-name="P21"><text:s text:c="2"/>3.4. Se è un’asta interessa:</text:p>
      <text:p text:style-name="P21"><text:s text:c="5"/>3.4.1. Prezzo iniziale : Reale &gt;= 0 → vincoliamo però il fatto che esso deve essere maggiore di 0.</text:p>
      <text:p text:style-name="P21"><text:s text:c="5"/>3.4.2. Prezzo dei rialzi : Reale &gt; 0</text:p>
      <text:p text:style-name="P21"><text:s text:c="5"/>3.4.3. Scadenza : DataOra</text:p>
      <text:p text:style-name="P22"><text:s text:c="5"/>3.4.4. I bid (v. requ. 4)</text:p>
      <text:p text:style-name="P22"><text:s text:c="5"/>3.4.5. Il prezzo di un dato momento (calcolabile)</text:p>
      <text:p text:style-name="P23"><text:s text:c="5"/>3.4.6. L’ultimo bid (v. requ. 4)</text:p>
      <text:p text:style-name="P23"><text:soft-page-break/><text:s text:c="5"/>3.4.7. L’utente che si è aggiudicato l’asta (v. requ. 1 )</text:p>
      <text:p text:style-name="P21"/>
      <text:p text:style-name="P21"><text:s/>3.5. Se è “Compralo Subito”:</text:p>
      <text:p text:style-name="P21"><text:s text:c="4"/>3.5.1. Prezzo di vendità : Reale &gt; 0</text:p>
      <text:p text:style-name="P21"><text:s text:c="4"/>3.5.2. L’acquirente (v. req<text:span text:style-name="T2">u</text:span>. <text:s/>1), cioè colui che ha acquistato per primo</text:p>
      <text:p text:style-name="P21"/>
      <text:p text:style-name="P21"><text:s/></text:p>
      <text:p text:style-name="P21">3.6 L’utente che l’ha pubblivato ( v. req<text:span text:style-name="T2">u</text:span>. 1)</text:p>
      <text:p text:style-name="P21"><text:s/></text:p>
      <text:p text:style-name="P21">3.7. L’oggetto (v.req<text:span text:style-name="T2">u</text:span>.2)</text:p>
      <text:p text:style-name="P28">3.8. I feedback di cui interessa</text:p>
      <text:p text:style-name="P28"><text:s text:c="3"/>3.8.1. Il voto <text:s/>(intero tra 0 e 5)</text:p>
      <text:p text:style-name="P28"><text:s text:c="3"/>3.8.2. Un commento testuale (opzionale)</text:p>
      <text:p text:style-name="P21"/>
      <text:p text:style-name="P21"/>
      <text:p text:style-name="P4">4. Dei bid ci interessa:</text:p>
      <text:p text:style-name="P22"><text:s/>4.1. Istante : DataOra</text:p>
      <text:p text:style-name="P22"><text:s/>4.2. Bidder (v. requ. 1)</text:p>
      <text:p text:style-name="P21"/>
      <text:p text:style-name="P21"/>
      <text:p text:style-name="P5"/>
      <text:p text:style-name="P5">999. <text:s/>Il sistema deve permettere algi utenti di :</text:p>
      <text:p text:style-name="P21"><text:s text:c="4"/>999.1. Pubblicare post per oggetti di vendita con o senza asta.</text:p>
      <text:p text:style-name="P21"><text:s text:c="4"/><text:span text:style-name="T3">999.2. Proporre un nuovo bid per un oggetto in vendita tramite asta,oppure procedere all’acquisto </text:span></text:p>
      <text:p text:style-name="P21"><text:s text:c="15"/><text:span text:style-name="T3">di un oggetto </text:span></text:p>
      <text:p text:style-name="P21"><text:s text:c="4"/><text:span text:style-name="T31">999.3. Procedere all’acquisto di un oggetto messo in vendita con la modalità “compralo subito”</text:span></text:p>
      <text:p text:style-name="P21"><text:s text:c="4"/><text:span text:style-name="T31">999.4. Registrarsi come venditori professionali o utenti privati</text:span></text:p>
      <text:p text:style-name="P21"><text:s text:c="4"/><text:span text:style-name="T31">999.5. Lasciare feedback a post acquistati in modalità “Compralo Subito” o ad aste aggiudicate </text:span></text:p>
      <text:p text:style-name="P21"/>
      <text:p text:style-name="P21"/>
      <text:p text:style-name="P21">--------------------------------------- <text:span text:style-name="T28">SPECIFICA DELLE CLASSI</text:span><text:span text:style-name="T20"> -</text:span><text:span text:style-name="T4">-------------------------------------------</text:span></text:p>
      <text:p text:style-name="P21"/>
      <text:p text:style-name="P6"/>
      <text:p text:style-name="P6">SPECIFICA DELLA CLASSE B<text:span text:style-name="T30">id</text:span>:</text:p>
      <text:p text:style-name="P25"/>
      <text:p text:style-name="P25"><text:span text:style-name="T5">[V.Bid.istanteMaggioreDiRegistrazione] </text:span>Gli utenti devono registrarsi prima di proporre bid.</text:p>
      <text:p text:style-name="P25"/>
      <text:p text:style-name="P25">Per ogni b:Bid sia u:Utente tale che (b,u) : bid_ut allora deve essere che b.istante &gt; u.registrazione</text:p>
      <text:p text:style-name="P25"/>
      <text:p text:style-name="P25"/>
      <text:p text:style-name="P25"/>
      <text:p text:style-name="P6">SPECIFICA DELLA CLASSE PostOggetto:</text:p>
      <text:p text:style-name="P6"/>
      <text:p text:style-name="P25"><text:span text:style-name="T5">[V.PostOggetto.pubblicazioneMinoreRegistrazione] </text:span>Un post deve essere pubblicato da un utente già registrato.</text:p>
      <text:p text:style-name="P25"/>
      <text:p text:style-name="P25">Per ogni p:PostOggetto sia u:Utente tale che (u,p): pubblica deve essere che p.pubblicazione &gt; u.registrazione</text:p>
      <text:p text:style-name="P26"/>
      <text:p text:style-name="P27"><text:soft-page-break/><text:span text:style-name="T5">[V.Bid.IstanteTraPubblicazioneScadenza] </text:span>I bid devono essere tra la pubblicazione e la scadenza dell’asta.</text:p>
      <text:p text:style-name="P27"/>
      <text:p text:style-name="P27"/>
      <text:p text:style-name="P27">Per ogni b:Bid sia a:Asta tale che (a,b): asta_bid deve essere che a.pubblicazione &lt; b.istante &lt; <text:s/>a.scadenza</text:p>
      <text:p text:style-name="P54"/>
      <text:p text:style-name="P54"/>
      <text:p text:style-name="P31"/>
      <text:p text:style-name="P30"/>
      <text:p text:style-name="P7">SPECIFICA DELLA CLASSE Asta:</text:p>
      <text:p text:style-name="P7"/>
      <text:p text:style-name="P36"><text:span text:style-name="T5">[V.Asta.Prezzo</text:span><text:span text:style-name="T6">TempoReale</text:span><text:span text:style-name="T5">] </text:span><text:span text:style-name="T34">Il prezzo corrente dell'asta al momento </text:span><text:span text:style-name="T35">(in un certo lasso di tempo)</text:span><text:span text:style-name="T34"> i è uguale al prezzo iniziale più il numero di offerte </text:span><text:span text:style-name="T35">effettuate</text:span><text:span text:style-name="T34"> al momento </text:span><text:span text:style-name="T35">(bid)</text:span><text:span text:style-name="T34"> ≤ </text:span><text:span text:style-name="T35"><text:s/></text:span><text:span text:style-name="T34">i volte l'offerta </text:span><text:span text:style-name="T35">di rialzo.</text:span></text:p>
      <text:p text:style-name="P36"/>
      <text:p text:style-name="P36">Per ogni a:Asta e i:DataOra tale che a.pubblicazione &lt; i &lt; a.scadenza, <text:span text:style-name="T49">così da evitare incongruenze con DataOra dell’asta.</text:span></text:p>
      <text:p text:style-name="P36"/>
      <text:p text:style-name="P39">Inoltre per ogni a:Asta e i:DataOra (istante) che è compreso fra a.pubblicazione e a.scadenza dell’asta:</text:p>
      <text:p text:style-name="P39"/>
      <text:p text:style-name="P39">- Contiamo tutti i bid associati ad a:Asta con i:DataOra (istante) che sia <text:span text:style-name="T33">≤ </text:span>i</text:p>
      <text:p text:style-name="P39">- Per il prezzo in tempo reale utilizziamo la formula:</text:p>
      <text:p text:style-name="P39"/>
      <text:p text:style-name="P39">a.prezzo(i) = a.prezzoIniziale + numeroDeiBid <text:span text:style-name="T33">× </text:span>a.prezzoRialzo</text:p>
      <text:p text:style-name="P39"/>
      <text:p text:style-name="P55"><text:span text:style-name="T5">[V.Asta.PubblicazioneMinoreScadenza] </text:span>La data di scadenza deve essere maggiore rispetto alla data di publicazione, per evitare che la data di scadenza sia prima della data di pubblicazione.</text:p>
      <text:p text:style-name="P55"/>
      <text:p text:style-name="P55">Quindi assumiamo questa condizione → sia dp = dataPubblicazione e ds = dataScadenza quest’ultimo deve seguire la seguente condizione al fine che la condizione sia vera:</text:p>
      <text:p text:style-name="P55"/>
      <text:p text:style-name="P55">a.pubblicazione = <text:s/>a.dp &lt; a.ds </text:p>
      <text:p text:style-name="P55"/>
      <text:p text:style-name="P55"/>
      <text:p text:style-name="P55"><text:s text:c="65"/>--- <text:span text:style-name="T55">oppure ---</text:span></text:p>
      <text:p text:style-name="P55"/>
      <text:p text:style-name="P56">[V.Asta.scadenzaDopoPubblicazione] La scadenza dell’asta deve essere dopo la sua pubblicaziome.</text:p>
      <text:p text:style-name="P56"/>
      <text:p text:style-name="P56">Per ogni oggetto della classe Asta deve essere vero che pubblicazione &lt; scadenza</text:p>
      <text:p text:style-name="P56"/>
      <text:p text:style-name="P56">Più formalmente:</text:p>
      <text:p text:style-name="P56">Per ogni a:Asta deve essere a.pubblicazione &lt; a.scadenza</text:p>
      <text:p text:style-name="P56"/>
      <text:p text:style-name="P56">Equivalentemente:</text:p>
      <text:p text:style-name="P56">Non esiste a:Asta tale che a.pubblicazione &gt; a.scadenza</text:p>
      <text:p text:style-name="P40"/>
      <text:p text:style-name="P39"/>
      <text:p text:style-name="P33"/>
      <text:p text:style-name="P33"/>
      <text:p text:style-name="P33"><text:soft-page-break/></text:p>
      <text:p text:style-name="P32"/>
      <text:p text:style-name="P8">SPECIFICA DELLA CLASSE <text:span text:style-name="T56">Categoria</text:span>:</text:p>
      <text:p text:style-name="P8"/>
      <text:p text:style-name="P41">[V.Categoria.noCicli] Le sottocategorie non possono formare dei cicli.</text:p>
      <text:p text:style-name="P43"/>
      <text:p text:style-name="P43"><text:s text:c="5"/>Sia c[0] ..c [n]: Categoria tale che:</text:p>
      <text:p text:style-name="P43"><text:tab/>- (c[0],c[1]) : sottocategoria</text:p>
      <text:p text:style-name="P43"><text:tab/>- (c[1],c[2]) : sottocategoria</text:p>
      <text:p text:style-name="P43"><text:tab/>…</text:p>
      <text:p text:style-name="P43"><text:tab/>- (c[n-1],c[n]) : sottocategoria</text:p>
      <text:p text:style-name="P43">Non può essere che <text:s/>- (c[n],c[0]) : sottocategoria</text:p>
      <text:p text:style-name="P43"/>
      <text:p text:style-name="P43">E</text:p>
      <text:p text:style-name="P43"/>
      <text:p text:style-name="P43">Non esite c:Categoria tale che (c,c):sottocategoria</text:p>
      <text:p text:style-name="P42"/>
      <text:p text:style-name="P9"/>
      <text:p text:style-name="P9"/>
      <text:p text:style-name="P9"/>
      <text:p text:style-name="P9"/>
      <text:p text:style-name="P9">SPECIFICA DELLA CLASSE <text:span text:style-name="T57">Utente</text:span>:</text:p>
      <text:p text:style-name="P9"/>
      <text:p text:style-name="P47"><text:span text:style-name="T5">[V.</text:span><text:span text:style-name="T9">PostOggettoUtente</text:span><text:span text:style-name="T5">.</text:span><text:span text:style-name="T9">pubblicazioneMinoreRegistrazione</text:span><text:span text:style-name="T5">] </text:span><text:span text:style-name="T38">Per ogni utente, quest’ultimo può pubblicare un PostOggetto solo esclusivamente dopo essersi registrato.</text:span></text:p>
      <text:p text:style-name="P64"/>
      <text:p text:style-name="P52"><text:span text:style-name="T34">Quindi assumiamo che </text:span><text:span text:style-name="T43">p</text:span><text:span text:style-name="T34">er ogni </text:span><text:span text:style-name="T5">p:PostOggetto</text:span><text:span text:style-name="T34"> sia </text:span><text:span text:style-name="T5">u:VenditoreProf </text:span><text:span text:style-name="T34">tale che </text:span><text:span text:style-name="T5">(u,p):</text:span><text:span text:style-name="T34">pubblica deve essere che:</text:span></text:p>
      <text:p text:style-name="P65"/>
      <text:p text:style-name="P52"><text:span text:style-name="T34"><text:s text:c="50"/></text:span><text:span text:style-name="T44">p.pubblicazione &gt; u.registrazione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4">SPECIFICA DELLA CLASSE <text:span text:style-name="T62">Bid</text:span>:</text:p>
      <text:p text:style-name="Standard"/>
      <text:p text:style-name="Standard"><text:span text:style-name="T5">[V.AstaBid.istanteTraPubblicazioneScadenza] </text:span><text:span text:style-name="T43">Per ogni </text:span>istante dei bid, <text:span text:style-name="T62">quest’ultimi </text:span>devono essere tra la pubblicazione e la scadenza dell'asta.</text:p>
      <text:p text:style-name="Standard"/>
      <text:p text:style-name="P80"><text:span text:style-name="T62">Quindi assumiamo che per</text:span> ogni <text:span text:style-name="T5">b:Bid</text:span> sia <text:span text:style-name="T5">a:Asta</text:span> tale che <text:span text:style-name="T5">(a,b): asta_bid</text:span> deve essere che</text:p>
      <text:p text:style-name="P80"/>
      <text:p text:style-name="P80"/>
      <text:p text:style-name="P80"><text:s text:c="52"/><text:span text:style-name="T19">a.pubblicazione &lt; b.istante &lt; a.scadenza.</text:span></text:p>
      <text:p text:style-name="P73"/>
      <text:p text:style-name="P9"/>
      <text:p text:style-name="P9"/>
      <text:p text:style-name="P9"><text:soft-page-break/></text:p>
      <text:p text:style-name="P9"/>
      <text:p text:style-name="P9"/>
      <text:p text:style-name="P10"/>
      <text:p text:style-name="P10"/>
      <text:p text:style-name="P10"/>
      <text:p text:style-name="P10">SPECIFICA DELLA CLASSE <text:span text:style-name="T57">Privato (Utente</text:span><text:span text:style-name="T58">):</text:span></text:p>
      <text:p text:style-name="P10"/>
      <text:p text:style-name="P37"><text:span text:style-name="T7">[V.</text:span><text:span text:style-name="T8">PrivatoBid</text:span><text:span text:style-name="T7">.</text:span><text:span text:style-name="T8">i</text:span><text:span text:style-name="T7">stante</text:span><text:span text:style-name="T8">MaggioreDiRegistrazione</text:span><text:span text:style-name="T7">]</text:span><text:span text:style-name="T36"> Gl</text:span><text:span text:style-name="T40">i </text:span><text:span text:style-name="T36">utenti privati possono </text:span><text:span text:style-name="T37">proporre</text:span><text:span text:style-name="T36"> </text:span><text:span text:style-name="T37">un Bid,</text:span><text:span text:style-name="T36"> </text:span><text:span text:style-name="T40">per </text:span><text:span text:style-name="T36">un oggetto messo in vendita su un PostOggetto, </text:span><text:span text:style-name="T37">esclusivamente solo dopo essersi registrati.</text:span></text:p>
      <text:p text:style-name="P58"/>
      <text:p text:style-name="P46"><text:span text:style-name="T36">Quindi assumiamo che </text:span><text:span text:style-name="T43">p</text:span><text:span text:style-name="T36">er ogni </text:span><text:span text:style-name="T7">b:Bid</text:span><text:span text:style-name="T36"> sia </text:span><text:span text:style-name="T7">u:Privato</text:span><text:span text:style-name="T36"> tale che </text:span><text:span text:style-name="T7">(b,u): bid_ut</text:span><text:span text:style-name="T36"> allora deve essere che</text:span></text:p>
      <text:p text:style-name="P61"/>
      <text:p text:style-name="P61"/>
      <text:p text:style-name="P46"><text:span text:style-name="T36"><text:s text:c="49"/></text:span><text:span text:style-name="T46"><text:s/>b.istante &gt; u.registrazione.</text:span></text:p>
      <text:p text:style-name="P61"/>
      <text:p text:style-name="P63"/>
      <text:p text:style-name="P15"/>
      <text:p text:style-name="P11"/>
      <text:p text:style-name="P11"/>
      <text:p text:style-name="P11">SPECIFICA DELLA CLASSE <text:span text:style-name="T58">VenditoreProfessionale</text:span><text:span text:style-name="T57"> (Utente</text:span><text:span text:style-name="T58">):</text:span></text:p>
      <text:p text:style-name="P11"/>
      <text:p text:style-name="P38"><text:span text:style-name="T7">[V.</text:span><text:span text:style-name="T10">Venditore.Pubblicazione</text:span><text:span text:style-name="T8">D</text:span><text:span text:style-name="T10">opo</text:span><text:span text:style-name="T8">Registrazione</text:span><text:span text:style-name="T7">] </text:span><text:span text:style-name="T39">I venditori professionali non possono pubblicare un PostOggetto se non è stata effettuata una registrazione in precedenza.</text:span></text:p>
      <text:p text:style-name="P66"/>
      <text:p text:style-name="P45"><text:span text:style-name="T36">Quindi assumiamo che </text:span><text:span text:style-name="T42">p</text:span><text:span text:style-name="T36">er ogni </text:span><text:span text:style-name="T7">VenditoreProf e PostOggetto </text:span><text:span text:style-name="T36">coinvolti in un link di associazione pubblica deve essere che:</text:span></text:p>
      <text:p text:style-name="P62"><text:s text:c="19"/></text:p>
      <text:p text:style-name="P45"><text:span text:style-name="T36"><text:s text:c="30"/></text:span><text:span text:style-name="T46"><text:s text:c="6"/>registrazione di VenditoreProf &lt; pubblicazione di PostOggetto</text:span></text:p>
      <text:p text:style-name="P74"/>
      <text:p text:style-name="P77"/>
      <text:p text:style-name="P78">Per ogni istanza v di <text:span text:style-name="T5">VenditoreProf</text:span> e di p <text:span text:style-name="T5">PostOggetto</text:span> coinvolti in un link di associazione<text:span text:style-name="T5"> pubblica</text:span> deve essere che:</text:p>
      <text:p text:style-name="P78"><text:s text:c="39"/><text:span text:style-name="T19"><text:s text:c="7"/>v.registrazione &lt; p.pubblicazione</text:span></text:p>
      <text:p text:style-name="P18"/>
      <text:p text:style-name="P18"/>
      <text:p text:style-name="P46"><text:span text:style-name="T36">Per ogn</text:span><text:span text:style-name="T7">i v:VenditoreProf sia p:PostOggetto</text:span><text:span text:style-name="T36"> tale che </text:span><text:span text:style-name="T7">(v,p)</text:span><text:span text:style-name="T36">:pubblica allora deve essere che:</text:span></text:p>
      <text:p text:style-name="P61"/>
      <text:p text:style-name="P61"/>
      <text:p text:style-name="P46"><text:span text:style-name="T36"><text:s/></text:span><text:span text:style-name="T43"><text:s text:c="35"/></text:span><text:span text:style-name="T47"><text:s text:c="11"/></text:span><text:span text:style-name="T46"><text:s/>v.registrazione &lt; p.pubblicazione</text:span></text:p>
      <text:p text:style-name="P66"/>
      <text:p text:style-name="P66"/>
      <text:p text:style-name="P66"/>
      <text:p text:style-name="P66"/>
      <text:p text:style-name="P12"><text:span text:style-name="T39">SPECIFICA DELLA CLASSE </text:span><text:span text:style-name="T37"><text:s/></text:span><text:span text:style-name="T39">CompraSubito </text:span><text:span text:style-name="T37">(</text:span><text:span text:style-name="T39">PostOggetto</text:span><text:span text:style-name="T38">):</text:span></text:p>
      <text:p text:style-name="P72"/>
      <text:p text:style-name="P48"><text:span text:style-name="T5">[V.</text:span><text:span text:style-name="T10">CompraloSubito.DataAcquistoSuccessiva</text:span><text:span text:style-name="T5">] </text:span><text:span text:style-name="T34">Per ogni acquisto effettuato da un utente su un oggetto PostOggetto </text:span><text:span text:style-name="T39">in modalità </text:span><text:span text:style-name="T18">“compralo subito”</text:span><text:span text:style-name="T34">, è necessario che la data di acquisto sia successiva alla data di pubblicazione del post.</text:span></text:p>
      <text:p text:style-name="P59"><text:soft-page-break/></text:p>
      <text:p text:style-name="P44"><text:span text:style-name="T34">Quindi assumiamo c</text:span><text:span text:style-name="T42">he per ogni</text:span><text:span text:style-name="T11"> p:CompraSubito</text:span><text:span text:style-name="T42"> sia </text:span><text:span text:style-name="T11">ut:Privato</text:span><text:span text:style-name="T42"> tale che </text:span><text:span text:style-name="T11">(p,ut): cs_ut</text:span><text:span text:style-name="T42">, deve essere vera la seguente condizione:</text:span></text:p>
      <text:p text:style-name="P67"><text:s text:c="2"/></text:p>
      <text:p text:style-name="P69"><text:s text:c="59"/><text:span text:style-name="T19"><text:s/>(p,ut).istante &gt; p.pubblicazione</text:span></text:p>
      <text:p text:style-name="P68"/>
      <text:p text:style-name="P68"/>
      <text:p text:style-name="P68"/>
      <text:p text:style-name="P68"/>
      <text:p text:style-name="P12"><text:span text:style-name="T34">SPECIFICA DELLA CLASSE </text:span><text:span text:style-name="T39">PostFeedback</text:span><text:span text:style-name="T37"> (</text:span><text:span text:style-name="T39">PostOggetto</text:span><text:span text:style-name="T38">):</text:span></text:p>
      <text:p text:style-name="P72"/>
      <text:p text:style-name="P48"><text:span text:style-name="T5">[V.</text:span><text:span text:style-name="T10">PostFeedback.CondizioneCreazione</text:span><text:span text:style-name="T5">] </text:span><text:span text:style-name="T34"><text:s/></text:span><text:span text:style-name="T40">Per ogni feedback, esso </text:span><text:span text:style-name="T39">può essere rilasciato esclusivam</text:span><text:span text:style-name="T40">en</text:span><text:span text:style-name="T39">te se il PostOggetto è stato acquistato in modalità “compralo subito” oppure se </text:span><text:span text:style-name="T42">un’asta, dopo che questa è scaduta ed è stat avinta da qualcuno (cioè, se c’è almeno un bid).</text:span></text:p>
      <text:p text:style-name="P59"/>
      <text:p text:style-name="P45"><text:span text:style-name="T34">Quindi assumiamo che </text:span><text:span text:style-name="T42">per ogni</text:span><text:span text:style-name="T36"> </text:span><text:span text:style-name="T42">pf:PostFeedback:</text:span></text:p>
      <text:p text:style-name="P70"/>
      <text:p text:style-name="P45"><text:span text:style-name="T42">1.</text:span><text:span text:style-name="T41"> <text:s/>Se pf:CompraSubito, sia u:Privato deve essere:</text:span></text:p>
      <text:p text:style-name="P71"><text:s text:c="7"/></text:p>
      <text:p text:style-name="P45"><text:span text:style-name="T41"><text:s text:c="32"/></text:span><text:span text:style-name="T45"><text:s text:c="7"/>(pf,u):cs_ut tale che (pf,u).istante &lt; pf.istante.</text:span></text:p>
      <text:p text:style-name="P71"/>
      <text:p text:style-name="P78"><text:span text:style-name="T48">2. <text:s/></text:span>Se pf:Asta, deve essere:</text:p>
      <text:p text:style-name="P78"><text:s text:c="36"/></text:p>
      <text:p text:style-name="P78"><text:s text:c="37"/><text:span text:style-name="T19"><text:s text:c="2"/>pf.scadenza &lt; adesso e esiste b:Bid tale che (pf,b):asta_bid.</text:span></text:p>
      <text:p text:style-name="P71"/>
      <text:p text:style-name="P60"><text:s text:c="35"/></text:p>
      <text:p text:style-name="P60"><text:s text:c="38"/></text:p>
      <text:p text:style-name="P66"/>
      <text:p text:style-name="P35"/>
      <text:p text:style-name="P33">---------------------------------<text:span text:style-name="T29">SPECIFICA DELLE OPERAZIONI</text:span><text:span text:style-name="T63">-</text:span><text:span text:style-name="T54">------------------------------------------</text:span></text:p>
      <text:p text:style-name="P33"/>
      <text:p text:style-name="P33"/>
      <text:p text:style-name="P87">Classe ASTA <text:span text:style-name="T60">specifica delle </text:span><text:span text:style-name="T62">OPERAZIONI</text:span><text:span text:style-name="T60">:</text:span></text:p>
      <text:p text:style-name="P16"/>
      <text:p text:style-name="P16"/>
      <text:p text:style-name="P17"/>
      <text:p text:style-name="P86">Specifica dell’operazione “prezzo”:</text:p>
      <text:p text:style-name="P53"/>
      <text:p text:style-name="P33"><text:span text:style-name="T34">Operazione: </text:span><text:span text:style-name="T19">prezzo(i: DataOra): Reale &gt;</text:span><text:span text:style-name="T22">= 0</text:span></text:p>
      <text:p text:style-name="P33"/>
      <text:p text:style-name="P7"/>
      <text:p text:style-name="P7"/>
      <text:p text:style-name="P7"><text:span text:style-name="T59">1. </text:span>Pre-condizioni:</text:p>
      <text:p text:style-name="P7"/>
      <text:p text:style-name="P33">- <text:span text:style-name="T54">L’istante di tempo </text:span><text:span text:style-name="T21">(</text:span><text:span text:style-name="T19">i</text:span><text:span text:style-name="T21">)</text:span><text:span text:style-name="T19"> </text:span>deve essere compreso tra <text:span text:style-name="T19">la pubblicazione e la scadenza dell’asta</text:span></text:p>
      <text:p text:style-name="P33">- L'asta è <text:span text:style-name="T19">attiva</text:span> a tale <text:span text:style-name="T19">istante </text:span><text:span text:style-name="T21">di tempo definito</text:span><text:span text:style-name="T54">.</text:span></text:p>
      <text:p text:style-name="P33"/>
      <text:p text:style-name="P33"/>
      <text:p text:style-name="P7"/>
      <text:p text:style-name="P7"><text:soft-page-break/></text:p>
      <text:p text:style-name="P7"/>
      <text:p text:style-name="P7"><text:span text:style-name="T59">2. </text:span>Post-condizioni:</text:p>
      <text:p text:style-name="P7"/>
      <text:p text:style-name="P7"><text:span text:style-name="T52"><text:s/></text:span><text:span text:style-name="T53">1. </text:span><text:span text:style-name="T52">L’operazione non modifica il livello estensionale dei dati</text:span></text:p>
      <text:p text:style-name="P49"/>
      <text:p text:style-name="P13"><text:span text:style-name="T52">- </text:span><text:span text:style-name="T53">Sia </text:span><text:span text:style-name="T60">B</text:span><text:span text:style-name="T53"> </text:span><text:span text:style-name="T15">l’insieme dei bid</text:span><text:span text:style-name="T53"> fatti a this fino ad i, formalmente:</text:span></text:p>
      <text:p text:style-name="P50"/>
      <text:p text:style-name="P13"><text:span text:style-name="T53"><text:s text:c="17"/></text:span><text:span text:style-name="T60"><text:s/>B è l’insieme dei b:Bid tali che (this,b): asta_bid e b.istante &lt;= i.</text:span></text:p>
      <text:p text:style-name="P51"/>
      <text:p text:style-name="P7"><text:span text:style-name="T53">- Sia </text:span><text:span text:style-name="T60">N </text:span><text:span text:style-name="T53">il </text:span><text:span text:style-name="T15">numero di elementi </text:span><text:span text:style-name="T53">di B (formalmente,la cardinalità):</text:span></text:p>
      <text:p text:style-name="P51"/>
      <text:p text:style-name="P7"><text:span text:style-name="T53"><text:s text:c="28"/></text:span><text:span text:style-name="T60"><text:s/>result = this.prezzo + N * this.prezzo_bid</text:span></text:p>
      <text:p text:style-name="P51"/>
      <text:p text:style-name="P34">- <text:s/><text:span text:style-name="T60">Quindi, nel linguaggio semantico:</text:span></text:p>
      <text:p text:style-name="P34"/>
      <text:p text:style-name="P34"><text:span text:style-name="T50"><text:s text:c="25"/></text:span><text:span text:style-name="T23">a.prezzo(i) = a.prezzoIniziale + numeroDeiBid </text:span><text:span text:style-name="T24">(i) </text:span><text:span text:style-name="T19">× </text:span><text:span text:style-name="T23">a.prezzoRialzo</text:span></text:p>
      <text:p text:style-name="P19"/>
      <text:p text:style-name="P75"><text:span text:style-name="T33"><text:s text:c="4"/>“dove </text:span><text:span text:style-name="T16">numeroDeiBid </text:span><text:span text:style-name="T17">(i)</text:span><text:span text:style-name="T51"> sono il </text:span><text:span text:style-name="T17">numero dei bid (b</text:span><text:span text:style-name="T51">) </text:span><text:span text:style-name="T17">associati all’asta (a)</text:span><text:span text:style-name="T51"> tale che</text:span><text:span text:style-name="T17"> b.istante &lt;= i”</text:span></text:p>
      <text:p text:style-name="P33"/>
      <text:p text:style-name="P81">I Vincoli per l’operazione di “prezzo” sono i seguenti affinché l’operazione venga invocata e funzioni con successo:</text:p>
      <text:p text:style-name="P81"/>
      <text:p text:style-name="P33"><text:s text:c="29"/><text:span text:style-name="T19"><text:s text:c="6"/></text:span><text:span text:style-name="T24">a.</text:span><text:span text:style-name="T19">prezzoIniziale &gt; 0 <text:s text:c="2"/></text:span><text:span text:style-name="T25">e</text:span><text:span text:style-name="T19"> <text:s/></text:span><text:span text:style-name="T24">a.prezzoRialzo </text:span><text:span text:style-name="T19"><text:s/>&gt; 0</text:span></text:p>
      <text:p text:style-name="P33"/>
      <text:p text:style-name="P33"/>
      <text:p text:style-name="P83"/>
      <text:p text:style-name="P85">Specifica dell’operazione “<text:span text:style-name="T67">ultimo_bid</text:span>”:</text:p>
      <text:p text:style-name="P33"/>
      <text:p text:style-name="P33"/>
      <text:p text:style-name="Standard">Operazione: <text:span text:style-name="T19">ultimo_bid(i: DataOra): Bid [0..1]</text:span></text:p>
      <text:p text:style-name="Standard"/>
      <text:p text:style-name="Standard"/>
      <text:p text:style-name="P84">Pre - Codizioni:</text:p>
      <text:p text:style-name="Standard"/>
      <text:p text:style-name="Standard">Nessuna Precondizione</text:p>
      <text:p text:style-name="Standard"/>
      <text:p text:style-name="P84">Post-Condizione:</text:p>
      <text:p text:style-name="Standard"/>
      <text:p text:style-name="Standard">Non modifica il livello estensionale dei dati</text:p>
      <text:p text:style-name="Standard"/>
      <text:p text:style-name="Standard">Sia<text:span text:style-name="T19"> B </text:span>l’<text:span text:style-name="T5">insieme</text:span> dei <text:span text:style-name="T19">b:</text:span><text:span text:style-name="T26">B</text:span><text:span text:style-name="T19">id </text:span><text:span text:style-name="T64">tali che</text:span> <text:span text:style-name="T5">(this,b):asta_b</text:span><text:span text:style-name="T12">id</text:span></text:p>
      <text:p text:style-name="Standard"><text:span text:style-name="T12"/></text:p>
      <text:p text:style-name="Standard">Sia <text:span text:style-name="T27">mB</text:span><text:span text:style-name="T65"> </text:span>il bid con l’<text:span text:style-name="T5">istante massimo</text:span> appartente all’insieme <text:span text:style-name="T19">B</text:span> <text:span text:style-name="T65">(prendiamo il </text:span><text:span text:style-name="T13">bid più recen</text:span><text:span text:style-name="T65">te, ma non quello </text:span><text:span text:style-name="T13">successivo</text:span><text:span text:style-name="T65">)</text:span></text:p>
      <text:p text:style-name="Standard"/>
      <text:p text:style-name="Standard"/>
      <text:p text:style-name="Standard">Quindi, possiamo dedurre se <text:span text:style-name="T5">l’insieme B è</text:span> diverso da 0, possiamo <text:span text:style-name="T65">assumere</text:span> che il risultato <text:span text:style-name="T13">mB</text:span><text:span text:style-name="T5"> appartiene a B</text:span> tale che: </text:p>
      <text:p text:style-name="Standard"><text:soft-page-break/></text:p>
      <text:p text:style-name="Standard"/>
      <text:p text:style-name="Standard">Per ogni <text:span text:style-name="T19">b:bid</text:span> appartentente all’<text:span text:style-name="T19">insieme B</text:span>, <text:span text:style-name="T65">dobbiamo vincolare il fatto che b.</text:span>istante <text:span text:style-name="T65">deve essere minore uguale </text:span><text:span text:style-name="T27">mB.istante</text:span><text:span text:style-name="T65">.</text:span></text:p>
      <text:p text:style-name="Standard"/>
      <text:p text:style-name="Standard"/>
      <text:p text:style-name="Standard">Ipotizzando per assurdo <text:span text:style-name="T5">(caso peggiore)</text:span>, l’insieme di B è pari a 0 quindi equivalentemente <text:span text:style-name="T5">mB</text:span> sarà uguale a <text:span text:style-name="T5">null </text:span><text:span text:style-name="T14">oppure 0.</text:span></text:p>
      <text:p text:style-name="Standard"/>
      <text:p text:style-name="Standard"><text:s text:c="53"/><text:span text:style-name="T19"><text:s text:c="2"/>B = 0 → mB = null</text:span></text:p>
      <text:p text:style-name="P7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2:00:45.427263678</meta:creation-date>
    <dc:date>2025-06-05T11:19:40.802157728</dc:date>
    <meta:editing-duration>PT4H29M9S</meta:editing-duration>
    <meta:editing-cycles>32</meta:editing-cycles>
    <meta:generator>LibreOffice/7.3.7.2$Linux_X86_64 LibreOffice_project/30$Build-2</meta:generator>
    <meta:document-statistic meta:table-count="0" meta:image-count="0" meta:object-count="0" meta:page-count="9" meta:paragraph-count="167" meta:word-count="1436" meta:character-count="10753" meta:non-whitespace-character-count="8377"/>
  </office:meta>
</office:document-meta>
</file>